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я1" style:family="table">
      <style:table-properties style:width="17.595cm" fo:margin-left="0cm" table:align="left"/>
    </style:style>
    <style:style style:name="Таблиця1.A" style:family="table-column">
      <style:table-column-properties style:column-width="4.789cm"/>
    </style:style>
    <style:style style:name="Таблиця1.B" style:family="table-column">
      <style:table-column-properties style:column-width="2.748cm"/>
    </style:style>
    <style:style style:name="Таблиця1.C" style:family="table-column">
      <style:table-column-properties style:column-width="2.514cm"/>
    </style:style>
    <style:style style:name="Таблиця1.D" style:family="table-column">
      <style:table-column-properties style:column-width="2.512cm"/>
    </style:style>
    <style:style style:name="Таблиця1.F" style:family="table-column">
      <style:table-column-properties style:column-width="2.519cm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F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C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Таблиця1.F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я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F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officeooo:rsid="0021b4a4" officeooo:paragraph-rsid="0021b4a4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cd602" officeooo:paragraph-rsid="001cd60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19c128" officeooo:paragraph-rsid="0019c12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9c128" officeooo:paragraph-rsid="0019c12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9c128" officeooo:paragraph-rsid="0019c12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9c128"/>
    </style:style>
    <style:style style:name="P7" style:family="paragraph" style:parent-style-name="Standard">
      <style:paragraph-properties fo:text-align="start" style:justify-single-word="false"/>
      <style:text-properties officeooo:paragraph-rsid="001ec0a7"/>
    </style:style>
    <style:style style:name="P8" style:family="paragraph" style:parent-style-name="Standard">
      <style:paragraph-properties fo:text-align="start" style:justify-single-word="false"/>
      <style:text-properties officeooo:paragraph-rsid="0021b4a4"/>
    </style:style>
    <style:style style:name="P9" style:family="paragraph" style:parent-style-name="Standard">
      <style:paragraph-properties fo:text-align="start" style:justify-single-word="false"/>
      <style:text-properties officeooo:rsid="001ece15" officeooo:paragraph-rsid="001ece15"/>
    </style:style>
    <style:style style:name="P10" style:family="paragraph" style:parent-style-name="Standard">
      <style:paragraph-properties fo:text-align="start" style:justify-single-word="false"/>
      <style:text-properties officeooo:rsid="00202c57" officeooo:paragraph-rsid="00202c57"/>
    </style:style>
    <style:style style:name="P11" style:family="paragraph" style:parent-style-name="Standard">
      <style:paragraph-properties fo:text-align="start" style:justify-single-word="false"/>
      <style:text-properties officeooo:rsid="0021b4a4" officeooo:paragraph-rsid="0021b4a4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rsid="001ec0a7" officeooo:paragraph-rsid="001ec0a7"/>
    </style:style>
    <style:style style:name="P14" style:family="paragraph" style:parent-style-name="Table_20_Contents">
      <style:paragraph-properties fo:text-align="start" style:justify-single-word="false"/>
      <style:text-properties officeooo:rsid="001ec0a7" officeooo:paragraph-rsid="001ece15"/>
    </style:style>
    <style:style style:name="P15" style:family="paragraph" style:parent-style-name="Table_20_Contents">
      <style:paragraph-properties fo:text-align="start" style:justify-single-word="false"/>
      <style:text-properties officeooo:rsid="001ece15" officeooo:paragraph-rsid="001ece15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9c128" officeooo:paragraph-rsid="0019c12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b9e48" officeooo:paragraph-rsid="0019c12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cd602" officeooo:paragraph-rsid="0019c12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ec0a7" officeooo:paragraph-rsid="0019c128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4pt" fo:font-weight="normal" officeooo:rsid="001ec0a7" officeooo:paragraph-rsid="001ec0a7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1ec0a7" officeooo:paragraph-rsid="001ec0a7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1ece15" officeooo:paragraph-rsid="001ec0a7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1ece15" officeooo:paragraph-rsid="001ece15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02c57" officeooo:paragraph-rsid="001ece15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21b4a4" officeooo:paragraph-rsid="0021b4a4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22435f" officeooo:paragraph-rsid="0021b4a4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cd602" officeooo:paragraph-rsid="001cd602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22435f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33ea6" officeooo:paragraph-rsid="00233ea6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33ea6" officeooo:paragraph-rsid="00233ea6" style:font-weight-asian="normal" style:font-weight-complex="normal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9c128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a6bf9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1b9e48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1cd602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ec0a7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ece15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f7d3f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202c57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21b4a4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22435f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233ea6" style:font-size-asian="12.25pt" style:font-weight-asian="normal" style:font-size-complex="14pt" style:font-weight-complex="normal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size="14pt" officeooo:rsid="0022435f" style:font-size-asian="12.25pt" style:font-size-complex="14pt"/>
    </style:style>
    <style:style style:name="T15" style:family="text">
      <style:text-properties fo:font-size="14pt" fo:font-weight="bold" officeooo:rsid="001cd602" style:font-size-asian="12.25pt" style:font-weight-asian="bold" style:font-size-complex="14pt" style:font-weight-complex="bold"/>
    </style:style>
    <style:style style:name="T16" style:family="text">
      <style:text-properties fo:font-size="14pt" fo:font-style="italic" fo:font-weight="normal" officeooo:rsid="001ec0a7" style:font-size-asian="12.25pt" style:font-style-asian="italic" style:font-weight-asian="normal" style:font-size-complex="14pt" style:font-style-complex="italic" style:font-weight-complex="normal"/>
    </style:style>
    <style:style style:name="T17" style:family="text">
      <style:text-properties officeooo:rsid="00233e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Алгоритми та складність. Лабораторна робота 1.</text:p>
      <text:p text:style-name="P5">Багатофазне сортування злиттям.</text:p>
      <text:p text:style-name="P3">Грищенко Юрій К-29</text:p>
      <text:p text:style-name="P3"/>
      <text:p text:style-name="P4"><text:tab/>В цій роботі ми ознайомимось зі зовнішнім алгоритмом сортування — багатофазне сортування злиттям. </text:p>
      <text:p text:style-name="P4"/>
      <text:p text:style-name="P2">Звичайне сортування злиттям</text:p>
      <text:p text:style-name="P4"><text:tab/>Взагалі, сортування злиттям полягує у тому, що він ділить вхідні дані на менші відсортовані підмножини, потім ці підмножини зливаються один з одним до тих пір, поки ми не отримуємо одну відсортовану множину — а саме множину вхідних даних.</text:p>
      <text:p text:style-name="P4"/>
      <text:p text:style-name="P6"><text:span text:style-name="T2"><text:tab/>В звичайних алгоритмах сортування злиття</text:span><text:span text:style-name="T4">м</text:span><text:span text:style-name="T2">, підмножини зливаються попарно, тобто, наприклад, 64 підмножини зливаються в 32, потім в 16, 8, 4, 2, 1. Процес злиття двох підмножин розміру </text:span><text:span text:style-name="T3">k</text:span><text:span text:style-name="T2"> можна легко виконати за О(</text:span><text:span text:style-name="T3">k</text:span><text:span text:style-name="T2">) операцій </text:span><text:span text:style-name="T4">зрівняння</text:span><text:span text:style-name="T2">. У </text:span><text:span text:style-name="T3">випадку з масивом даних довжиною 64, ми спочатку виконуємо 32 злиття (по 1 елементу), потім 16 (по 2 елементи), потім 8 по 4, і т. д., тобто кожний крок займає O(n) операцій (де n — довжина масиву). </text:span><text:span text:style-name="T4">Оскільки кількість кроків дорівнює log n + 1, то складність такого алгоритму дорівнює О(nlogn).</text:span></text:p>
      <text:p text:style-name="P17"/>
      <text:p text:style-name="P6"><text:span text:style-name="T4"><text:tab/>Це досить ефективний алгоритм як і для внутрішнього сортування (тобто, сортування даних, що вміщаються в ОЗУ компютера), так і для зовнішнього. </text:span><text:span text:style-name="T5">Розглянемо зовнішнє сортування:</text:span></text:p>
      <text:p text:style-name="P18"/>
      <text:p text:style-name="P6"><text:span text:style-name="T5"><text:tab/>Нехай у нас є доступ до </text:span><text:span text:style-name="T8">3</text:span><text:span text:style-name="T5"> файлів: пара вхідних файлів та </text:span><text:span text:style-name="T8">один</text:span><text:span text:style-name="T5"> вихідни</text:span><text:span text:style-name="T8">й</text:span><text:span text:style-name="T5"> (output). Вхідні файли містять в собі невідсортовані дані, їх умовно розділяємо на певну кількість підмножин (наприклад, по 32 елементи) і кожен з них сортуємо внутрішньо. Потім беремо дві підможини з вхідних файлів, зливаємо їх, </text:span><text:span text:style-name="T8">та записуємо в вихідний</text:span><text:span text:style-name="T5">. Далі р</text:span><text:span text:style-name="T8">озподіляємо </text:span><text:span text:style-name="T9">відсортовані підмножини з вихідного файлу назад у вхідні.</text:span><text:span text:style-name="T5"> Тоді на наступному кроці матимемо відсортовані підмножини по 64 елементи, </text:span><text:span text:style-name="T9">і т.д.</text:span></text:p>
      <text:p text:style-name="P18"/>
      <text:p text:style-name="P6"><text:span text:style-name="T5"><text:tab/></text:span><text:span text:style-name="T9">Рахуючи час виконання цього алгоритму, врахуємо, що запис файлів на диск є дуже довгою операцією. Звичайне злиття сортуванням потребує запису всіх елементів у вихідний файл, а потім ще одного запису назад у вхідні. Злиття даних зменшує кількість підмножин на 2, а запис даних назад не змінює кількість підмножин (фактор — 1). Беремо середнє геометричне — фактор зменшення дорівнює квадратному корню 2, тобто приблизно 1.41.</text:span></text:p>
      <text:p text:style-name="P18"/>
      <text:p text:style-name="P18"/>
      <text:p text:style-name="P2"><text:soft-page-break/>Багатофазне сортування злиттям</text:p>
      <text:p text:style-name="P6"><text:span text:style-name="T5"><text:tab/>Якщо у нас обмежена кількість файлів (до 8 штук), то можна використати ефективніший алгоритм зовнішнього сортування — </text:span><text:span text:style-name="T15">багатофазне сортування злиттям</text:span><text:span text:style-name="T5">.</text:span></text:p>
      <text:p text:style-name="P18"/>
      <text:p text:style-name="P6"><text:span text:style-name="T5"><text:tab/></text:span><text:span text:style-name="T6">Маємо N-1 вхідних файлів і 1 вихідний. Поділимо вхідні дані на підмножини (достатьно маленькі, щоб їх можна було відсортувати внутрішьно), а потім між розподілимо їх між вхідними файлами </text:span><text:span text:style-name="T16">нерівномірним чином</text:span><text:span text:style-name="T6">, а саме, спробуємо виконати такі умову:</text:span></text:p>
      <text:p text:style-name="P19"/>
      <text:list xml:id="list886101907" text:style-name="L1">
        <text:list-item>
          <text:p text:style-name="P20">На кожному кроці злиття (крім останнього) один, і тільки один з вхідних файлів повинен стати порожнім, щоб його використати, як наступний вихідний файл.</text:p>
        </text:list-item>
        <text:list-item>
          <text:p text:style-name="P20">На останньому кроці всі файли повинні злитися в один.</text:p>
        </text:list-item>
      </text:list>
      <text:p text:style-name="P21"/>
      <text:p text:style-name="P7"><text:span text:style-name="T6">Приклад: Нехай у нас 3 файли і </text:span><text:span text:style-name="T7">8</text:span><text:span text:style-name="T6">00 елементів, </text:span><text:span text:style-name="T7">і ми в памяті компютера можемо зберегти 100 елементів. </text:span><text:span text:style-name="T11">(припустимо, що підможини зі 100 елементів вже відсортовано за допомогою внутрішнього алгоритма сортування)</text:span></text:p>
      <text:p text:style-name="P22"/>
      <text:p text:style-name="P9"><text:span text:style-name="T7">Ж</text:span><text:span text:style-name="T1">овтим показані результати злиття.</text:span></text:p>
      <text:p text:style-name="P21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C"/>
        <table:table-column table:style-name="Таблиця1.F"/>
        <table:table-row>
          <table:table-cell table:style-name="Таблиця1.A1" office:value-type="string">
            <text:p text:style-name="P12"/>
          </table:table-cell>
          <table:table-cell table:style-name="Таблиця1.A1" office:value-type="string">
            <text:p text:style-name="P14">Відсорт.</text:p>
          </table:table-cell>
          <table:table-cell table:style-name="Таблиця1.A1" office:value-type="string">
            <text:p text:style-name="P14">Відсорт.</text:p>
          </table:table-cell>
          <table:table-cell table:style-name="Таблиця1.A1" office:value-type="string">
            <text:p text:style-name="P14">Відсорт.</text:p>
          </table:table-cell>
          <table:table-cell table:style-name="Таблиця1.A1" office:value-type="string">
            <text:p text:style-name="P14">Відсорт.</text:p>
          </table:table-cell>
          <table:table-cell table:style-name="Таблиця1.F1" office:value-type="string">
            <text:p text:style-name="P14">Відсорт.</text:p>
          </table:table-cell>
        </table:table-row>
        <table:table-row>
          <table:table-cell table:style-name="Таблиця1.A2" office:value-type="string">
            <text:p text:style-name="P13">Файл 1</text:p>
          </table:table-cell>
          <table:table-cell table:style-name="Таблиця1.A2" office:value-type="string">
            <text:p text:style-name="P15">0</text:p>
          </table:table-cell>
          <table:table-cell table:style-name="Таблиця1.C2" office:value-type="string">
            <text:p text:style-name="P15">3 x 200</text:p>
          </table:table-cell>
          <table:table-cell table:style-name="Таблиця1.A2" office:value-type="string">
            <text:p text:style-name="P15">1 x 200</text:p>
          </table:table-cell>
          <table:table-cell table:style-name="Таблиця1.A2" office:value-type="string">
            <text:p text:style-name="P15">0</text:p>
          </table:table-cell>
          <table:table-cell table:style-name="Таблиця1.F2" office:value-type="string">
            <text:p text:style-name="P15">1 x 1000</text:p>
          </table:table-cell>
        </table:table-row>
        <table:table-row>
          <table:table-cell table:style-name="Таблиця1.A2" office:value-type="string">
            <text:p text:style-name="P13">Файл 2</text:p>
          </table:table-cell>
          <table:table-cell table:style-name="Таблиця1.A2" office:value-type="string">
            <text:p text:style-name="P15">5 х 100</text:p>
          </table:table-cell>
          <table:table-cell table:style-name="Таблиця1.A2" office:value-type="string">
            <text:p text:style-name="P15">2 x 100</text:p>
          </table:table-cell>
          <table:table-cell table:style-name="Таблиця1.A2" office:value-type="string">
            <text:p text:style-name="P15">0</text:p>
          </table:table-cell>
          <table:table-cell table:style-name="Таблиця1.C2" office:value-type="string">
            <text:p text:style-name="P15">1 x 500</text:p>
          </table:table-cell>
          <table:table-cell table:style-name="Таблиця1.F3" office:value-type="string">
            <text:p text:style-name="P15">0</text:p>
          </table:table-cell>
        </table:table-row>
        <table:table-row>
          <table:table-cell table:style-name="Таблиця1.A2" office:value-type="string">
            <text:p text:style-name="P13">Файл 3</text:p>
          </table:table-cell>
          <table:table-cell table:style-name="Таблиця1.A2" office:value-type="string">
            <text:p text:style-name="P15">3 х 100</text:p>
          </table:table-cell>
          <table:table-cell table:style-name="Таблиця1.A2" office:value-type="string">
            <text:p text:style-name="P15">0</text:p>
          </table:table-cell>
          <table:table-cell table:style-name="Таблиця1.C2" office:value-type="string">
            <text:p text:style-name="P15">2 x 300</text:p>
          </table:table-cell>
          <table:table-cell table:style-name="Таблиця1.A2" office:value-type="string">
            <text:p text:style-name="P15">1 x 300</text:p>
          </table:table-cell>
          <table:table-cell table:style-name="Таблиця1.F4" office:value-type="string">
            <text:p text:style-name="P15">0</text:p>
          </table:table-cell>
        </table:table-row>
      </table:table>
      <text:p text:style-name="P21"/>
      <text:p text:style-name="P23">Кількість підмножин на кожному кроці співпадає з послідовністю Фібоначчі.</text:p>
      <text:p text:style-name="P23"/>
      <text:p text:style-name="P9"><text:span text:style-name="T1">Ми виконали 4 злиття, спочатку </text:span><text:span text:style-name="T9">змінивши</text:span><text:span text:style-name="T1"> кількість підмножин на 5/8, потім на 3/5, 2/3 і врешті ½ — </text:span><text:span text:style-name="T8">якщо взяти середнє геометричне, побачимо, що в середньому кількість підмножин зменшується в ~1.65 раз. </text:span><text:span text:style-name="T9">При цьому ми працюємо не з усіма даними, а приблизно з 60% даних. Тобто ефективність кожного кроку — 1.65 / 0.6 = 2.75. Навіть якщо врахувати, що ми виконали 4 кроки замість 3, цей алгоритм все ж ефективніший за звичайне сортування злиттям.</text:span></text:p>
      <text:p text:style-name="P24"/>
      <text:p text:style-name="P10"><text:span text:style-name="T1">Щоб знайти, </text:span><text:span text:style-name="T10">як саме розподіляються дані по файлам, зручно працювати з кінця.</text:span></text:p>
      <text:p text:style-name="P8"><text:span text:style-name="T10">В кінці алгоритму маємо 1 відсортовану множину. Знаємо, що це результат злиття 1 підмножини з файлу 2 і 1 підмножини з файлу 3. Отже, на попередньому кроці «додаємо» в файл 2 та 3 по 1 підмножині. Далі, знаємо, що файл 2 — результат злиття 1 підмножини з файлу 1 і ще однієї з файлу 3, отже «додаємо» підмножини </text:span><text:soft-page-break/><text:span text:style-name="T10">туди. Будемо «додавати» підможини до тих пір, поки їх кількість не стане &gt;= INPUT_SIZE / MAX_MEMORY.</text:span></text:p>
      <text:p text:style-name="P25">Для цього можна використати таку функцію:</text:p>
      <text:p text:style-name="P11"/>
      <text:p text:style-name="P11">void polyphase_merge_get_runs(int*&amp; run_distribution, int&amp; buffer_size, int&amp; output_file_num,</text:p>
      <text:p text:style-name="P11"><text:s text:c="30"/>int input_size, int file_count, int max_memory, int&amp; merges_count)</text:p>
      <text:p text:style-name="P11">{</text:p>
      <text:p text:style-name="P11"><text:s text:c="4"/>merges_count = 0;</text:p>
      <text:p text:style-name="P11"><text:s text:c="4"/>run_distribution = new int[file_count];</text:p>
      <text:p text:style-name="P11"><text:s text:c="4"/>for(int i = 0; i &lt; file_count; i++)</text:p>
      <text:p text:style-name="P11"><text:s text:c="8"/>run_distribution[i] = 0;</text:p>
      <text:p text:style-name="P11"><text:s text:c="4"/>run_distribution[0] = 1;</text:p>
      <text:p text:style-name="P11"><text:s text:c="4"/>int prev_output_file_num = 0;</text:p>
      <text:p text:style-name="P11"/>
      <text:p text:style-name="P11"><text:s text:c="4"/>int total_runs;</text:p>
      <text:p text:style-name="P11"><text:s text:c="4"/>while(true)</text:p>
      <text:p text:style-name="P11"><text:s text:c="4"/>{</text:p>
      <text:p text:style-name="P11"><text:s text:c="8"/>int runs_to_merge = run_distribution[prev_output_file_num];</text:p>
      <text:p text:style-name="P11"><text:s text:c="8"/>for(int i = 0; i &lt; file_count; i++)</text:p>
      <text:p text:style-name="P11"><text:s text:c="8"/>{</text:p>
      <text:p text:style-name="P11"><text:s text:c="12"/>if(i == prev_output_file_num)</text:p>
      <text:p text:style-name="P11"><text:s text:c="16"/>run_distribution[i] = 0;</text:p>
      <text:p text:style-name="P11"><text:s text:c="12"/>else</text:p>
      <text:p text:style-name="P11"><text:s text:c="16"/>run_distribution[i] += runs_to_merge;</text:p>
      <text:p text:style-name="P11"><text:s text:c="8"/>}</text:p>
      <text:p text:style-name="P11"><text:s text:c="8"/>prev_output_file_num = (prev_output_file_num + 1) % file_count;</text:p>
      <text:p text:style-name="P11"/>
      <text:p text:style-name="P11"><text:s text:c="8"/>total_runs = 0;</text:p>
      <text:p text:style-name="P11"><text:s text:c="8"/>for(int i = 0; i &lt; file_count; i++)</text:p>
      <text:p text:style-name="P11"><text:s text:c="12"/>total_runs += run_distribution[i];</text:p>
      <text:p text:style-name="P11"/>
      <text:p text:style-name="P11"><text:s text:c="8"/>merges_count++;</text:p>
      <text:p text:style-name="P11"/>
      <text:p text:style-name="P11"><text:s text:c="8"/>if(input_size &lt; total_runs * max_memory)</text:p>
      <text:p text:style-name="P11"><text:s text:c="12"/>break;</text:p>
      <text:p text:style-name="P11"><text:s text:c="4"/>}</text:p>
      <text:p text:style-name="P11"><text:s text:c="4"/>buffer_size = input_size / total_runs + (input_size % total_runs != 0); //divide integers, round up</text:p>
      <text:p text:style-name="P11"/>
      <text:p text:style-name="P11"><text:s text:c="4"/>output_file_num = (prev_output_file_num + file_count - 1) % file_count;</text:p>
      <text:p text:style-name="P11">}</text:p>
      <text:p text:style-name="P11"/>
      <text:p text:style-name="P1"/>
      <text:p text:style-name="P25">Ця функція обчислює відразу кілька параметрів: кількість кроків (merges_count), розподілення підмножин (run_distribution) та найбільш оптимальний розмір буфера (buffer_size). Розмір буфера дізнаємося, бо можлива така ситуація, що MAX_MEMORY набагато більше за INPUT_SIZE / total_tuns.</text:p>
      <text:p text:style-name="P25"/>
      <text:p text:style-name="P11"><text:soft-page-break/><text:span text:style-name="T1">Далі ми зчитуємо </text:span><text:span text:style-name="T11">відсортовані </text:span><text:span text:style-name="T1">підмножини у кілька буферів, </text:span><text:span text:style-name="T11">і виконуємо злиття: тобто обираємо найменший елемент з усіх буферів, переписуємо його в буфер для вихідного файлу, і переходимо на наступний buffer_position. Для сортування елементів з буферів пропоную простий алгоритм insertion sort, він досить добре працює для маленьких масивів.</text:span></text:p>
      <text:p text:style-name="P26"/>
      <text:p text:style-name="P28"><text:span text:style-name="T11">Взагалі алгоритм </text:span><text:span text:style-name="T12">поліфазного сортування злиттям</text:span><text:span text:style-name="T11"> д</text:span><text:span text:style-name="T12">осить</text:span><text:span text:style-name="T11"> громіздкий, тому вкладаю окремо .cpp файл, він містить коментарі.</text:span></text:p>
      <text:p text:style-name="P28"><text:span text:style-name="T11"/></text:p>
      <text:p text:style-name="P29"><text:span text:style-name="T14">І</text:span><text:span text:style-name="T13">нтерфес користувача</text:span></text:p>
      <text:p text:style-name="P29"><text:span text:style-name="T1">Програма автоматично генерує вхідний файл, сортує його і перевіряє на відсортованість.</text:span></text:p>
      <text:p text:style-name="P29"><text:span text:style-name="T1"/></text:p>
      <text:p text:style-name="P29"><text:span text:style-name="T13">Використані джерела</text:span></text:p>
      <text:p text:style-name="P30"><text:a xlink:type="simple" xlink:href="https://en.wikipedia.org/wiki/Polyphase_merge_sort" text:style-name="Internet_20_link" text:visited-style-name="Visited_20_Internet_20_Link"><text:span text:style-name="T13">https://en.wikipedia.org/wiki/Polyphase_merge_sort</text:span></text:a></text:p>
      <text:p text:style-name="P30"><text:a xlink:type="simple" xlink:href="https://en.wikipedia.org/wiki/K-way_merge_algorithm" text:style-name="Internet_20_link" text:visited-style-name="Visited_20_Internet_20_Link"><text:span text:style-name="T13">https://en.wikipedia.org/wiki/K-way_merge_algorithm</text:span></text:a></text:p>
      <text:p text:style-name="P30"><text:span text:style-name="T1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8T01:06:18.332120600</meta:creation-date>
    <dc:date>2019-10-08T02:48:53.427249708</dc:date>
    <meta:editing-duration>PT16M4S</meta:editing-duration>
    <meta:editing-cycles>3</meta:editing-cycles>
    <meta:generator>LibreOffice/6.3.2.2$Linux_X86_64 LibreOffice_project/30$Build-2</meta:generator>
    <meta:document-statistic meta:table-count="1" meta:image-count="0" meta:object-count="0" meta:page-count="4" meta:paragraph-count="84" meta:word-count="888" meta:character-count="6252" meta:non-whitespace-character-count="5198"/>
  </office:meta>
</office:document-meta>
</file>